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601cm" svg:y="0.894cm" presentation:class="title" presentation:user-transformed="true">
          <draw:text-box>
            <text:p>Pandas functions </text:p>
          </draw:text-box>
        </draw:frame>
        <draw:frame presentation:style-name="pr2" draw:text-style-name="P1" draw:layer="layout" svg:width="25.199cm" svg:height="12.179cm" svg:x="-16.199cm" svg:y="-0.8cm" presentation:class="subtitle" presentation:user-transformed="true">
          <draw:text-box>
            <text:p>Sudo pip3 install pandas </text:p>
            <text:p>Pip3 install ipython</text:p>
            <text:p>Dependencies :</text:p>
            <text:p>Numpy </text:p>
            <text:p>Scipy </text:p>
            <text:p>sklear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. Map property applies changes to every element of a column. I am applying split function to column </text:p>
              </text:list-item>
              <text:list-item>
                <text:p>Apply is a pretty flexible function, it applies a function along any axis of the DataFrame.</text:p>
              </text:list-item>
              <text:list-item>
                <text:p>Shape property will return a tuple of the shape of the data fram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2.4cm" svg:y="5.4cm" presentation:class="outline" presentation:user-transformed="true">
          <draw:text-box>
            <text:list text:style-name="L2">
              <text:list-item>
                <text:p>unique() will return unique entries in region column.</text:p>
              </text:list-item>
              <text:list-item>
                <text:p>Cross Tab computes the simple cross tabulation of two factors. Here I am applying cross tabulation to area and region columns.</text:p>
              </text:list-item>
              <text:list-item>
                <text:p>The functiongroupby gives dictionary like object. Here I am grouping by reg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ggregate function takes a function as an argument and applies the function to columns in the groupby sub dataframe.</text:p>
              </text:list-item>
              <text:list-item>
                <text:p>Pandas can do general merges. When we do that along an index, it’s called a joi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dropna can used to drop rows or columns with missing data (None). By default, it drops all rows with any missing entry.Dropna python pandas</text:p>
                <text:p/>
              </text:list-item>
              <text:list-item>
                <text:p>fillna can be used to fill missing data (None)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variance</text:p>
              </text:list-item>
              <text:list-item>
                <text:p>The cov method provides the covariance between suitable columns.</text:p>
              </text:list-item>
              <text:list-item>
                <text:p/>
              </text:list-item>
              <text:list-item>
                <text:p>correlation</text:p>
                <text:p/>
              </text:list-item>
              <text:list-item>
                <text:p>The corr method provides the correlation between suitable colum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1T18:16:31.298760280</meta:creation-date>
    <dc:date>2018-04-07T22:18:37.652884852</dc:date>
    <meta:editing-duration>P1DT10H1M50S</meta:editing-duration>
    <meta:editing-cycles>6</meta:editing-cycles>
    <meta:generator>LibreOffice/5.1.6.2$Linux_X86_64 LibreOffice_project/10m0$Build-2</meta:generator>
    <meta:document-statistic meta:object-count="45"/>
  </office:meta>
</office:document-meta>
</file>